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400B2B30B6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7665in" svg:y="0.3646in" svg:width="8.4591in" svg:height="7.4957in" draw:z-index="0"><draw:image xlink:href="Pictures/100000000000050000000400B2B30B61.png" xlink:type="simple" xlink:show="embed" xlink:actuate="onLoad"/></draw:frame>Screen shot for 1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11-15T15:06:34</meta:creation-date>
    <meta:printed-by>Andreas Landgrebe</meta:printed-by>
    <meta:print-date>2013-11-15T15:08:05</meta:print-date>
    <dc:date>2013-11-15T15:08:16</dc:date>
    <dc:creator>Andreas Landgrebe</dc:creator>
    <meta:editing-duration>P0D</meta:editing-duration>
    <meta:editing-cycles>1</meta:editing-cycles>
    <meta:document-statistic meta:table-count="0" meta:image-count="1" meta:object-count="0" meta:page-count="1" meta:paragraph-count="1" meta:word-count="4" meta:character-count="19" meta:non-whitespace-character-count="16"/>
    <meta:generator>LibreOffice/3.5$Linux_X86_64 LibreOffice_project/350m1$Build-2</meta:generator>
  </office:meta>
</office:document-meta>
</file>